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0938in"/>
    </style:style>
    <style:style style:name="Table2.B" style:family="table-column">
      <style:table-column-properties style:column-width="5.8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bd1a"/>
    </style:style>
    <style:style style:name="P2" style:family="paragraph" style:parent-style-name="Standard">
      <style:text-properties officeooo:paragraph-rsid="001ec31b"/>
    </style:style>
    <style:style style:name="P3" style:family="paragraph" style:parent-style-name="Table_20_Contents">
      <style:text-properties officeooo:paragraph-rsid="001ebd1a"/>
    </style:style>
    <style:style style:name="P4" style:family="paragraph" style:parent-style-name="Table_20_Contents">
      <style:text-properties officeooo:paragraph-rsid="001ec31b"/>
    </style:style>
    <style:style style:name="T1" style:family="text">
      <style:text-properties officeooo:rsid="001ebd1a"/>
    </style:style>
    <style:style style:name="T2" style:family="text">
      <style:text-properties officeooo:rsid="001ec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-1</text:span></text:p>
      <text:p text:style-name="P1"><text:span text:style-name="T1">Terri-Anne Hultum &amp;&amp; Connor Bottum</text:span></text:p>
      <text:p text:style-name="P1"><text:span text:style-name="T1"/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pan text:style-name="T1">To run:<text:tab/></text:span></text:p>
          </table:table-cell>
          <table:table-cell table:style-name="Table2.B1" office:value-type="string">
            <text:p text:style-name="P1"><text:span text:style-name="T1">k-simulator project-0.vmx kernel.vmx init.vmx add-two-numbers.vmx fibonacci.vmx</text:span></text:p>
          </table:table-cell>
        </table:table-row>
        <table:table-row>
          <table:table-cell table:style-name="Table2.A2" office:value-type="string">
            <text:p text:style-name="P1"><text:span text:style-name="T1">until 0x33d0</text:span></text:p>
          </table:table-cell>
          <table:table-cell table:style-name="Table2.B2" office:value-type="string">
            <text:p text:style-name="P3"><text:span text:style-name="T1">The BIOS and beginning set-up of the kernel have run, we are now jumpmd'ing to the first instruction of the init program</text:span></text:p>
          </table:table-cell>
        </table:table-row>
        <table:table-row>
          <table:table-cell table:style-name="Table2.A2" office:value-type="string">
            <text:p text:style-name="P3"><text:span text:style-name="T1">until 0x9064</text:span></text:p>
          </table:table-cell>
          <table:table-cell table:style-name="Table2.B2" office:value-type="string">
            <text:p text:style-name="P3"><text:span text:style-name="T1">init has asked for the number of other ROM's. The answer is in %G0</text:span></text:p>
          </table:table-cell>
        </table:table-row>
        <table:table-row>
          <table:table-cell table:style-name="Table2.A2" office:value-type="string">
            <text:p text:style-name="Table_20_Contents"><text:span text:style-name="T1">u</text:span>ntil<text:span text:style-name="T1"> 0x90b4</text:span></text:p>
          </table:table-cell>
          <table:table-cell table:style-name="Table2.B2" office:value-type="string">
            <text:p text:style-name="P3"><text:span text:style-name="T1">init SYSC's to execute a ROM</text:span></text:p>
          </table:table-cell>
        </table:table-row>
        <table:table-row>
          <table:table-cell table:style-name="Table2.A2" office:value-type="string">
            <text:p text:style-name="P3"><text:span text:style-name="T1">until 0x3850</text:span></text:p>
          </table:table-cell>
          <table:table-cell table:style-name="Table2.B2" office:value-type="string">
            <text:p text:style-name="Table_20_Contents">%<text:span text:style-name="T1">G0 holds the process table entry (detailed below)</text:span></text:p>
          </table:table-cell>
        </table:table-row>
        <table:table-row>
          <table:table-cell table:style-name="Table2.A2" office:value-type="string">
            <text:p text:style-name="P3"><text:span text:style-name="T1">until 0x9104</text:span></text:p>
          </table:table-cell>
          <table:table-cell table:style-name="Table2.B2" office:value-type="string">
            <text:p text:style-name="P3"><text:span text:style-name="T1">init SYSC's to EXIT</text:span></text:p>
          </table:table-cell>
        </table:table-row>
        <table:table-row>
          <table:table-cell table:style-name="Table2.A2" office:value-type="string">
            <text:p text:style-name="P3"><text:span text:style-name="T1">until 0x3940</text:span></text:p>
          </table:table-cell>
          <table:table-cell table:style-name="Table2.B2" office:value-type="string">
            <text:p text:style-name="P3"><text:span text:style-name="T1">Block to check if the EXIT'ing process is the only one in the process table</text:span></text:p>
          </table:table-cell>
        </table:table-row>
        <table:table-row>
          <table:table-cell table:style-name="Table2.A2" office:value-type="string">
            <text:p text:style-name="P3"><text:span text:style-name="T1">until 0x3970</text:span></text:p>
          </table:table-cell>
          <table:table-cell table:style-name="Table2.B2" office:value-type="string">
            <text:p text:style-name="P3"><text:span text:style-name="T1">Block to check if the EXIT'ing process is the first one in the process table</text:span></text:p>
          </table:table-cell>
        </table:table-row>
        <table:table-row>
          <table:table-cell table:style-name="Table2.A2" office:value-type="string">
            <text:p text:style-name="P3"><text:span text:style-name="T1">until 0x3ab0</text:span></text:p>
          </table:table-cell>
          <table:table-cell table:style-name="Table2.B2" office:value-type="string">
            <text:p text:style-name="P3"><text:span text:style-name="T1">The next_process scheduler which is currently a round-robin set-up.</text:span></text:p>
            <text:p text:style-name="P3"><text:span text:style-name="T1">Currently, %G0 holds the process table entry for the process we are changing from</text:span></text:p>
          </table:table-cell>
        </table:table-row>
        <table:table-row>
          <table:table-cell table:style-name="Table2.A2" office:value-type="string">
            <text:p text:style-name="P3"><text:span text:style-name="T1">until 0x3ad0</text:span></text:p>
          </table:table-cell>
          <table:table-cell table:style-name="Table2.B2" office:value-type="string">
            <text:p text:style-name="Table_20_Contents">%<text:span text:style-name="T1">G0 now holds the process table entry for the process we are shifting to </text:span></text:p>
          </table:table-cell>
        </table:table-row>
        <table:table-row>
          <table:table-cell table:style-name="Table2.A2" office:value-type="string">
            <text:p text:style-name="P3"><text:span text:style-name="T1">until 0x911c</text:span></text:p>
          </table:table-cell>
          <table:table-cell table:style-name="Table2.B2" office:value-type="string">
            <text:p text:style-name="P3"><text:span text:style-name="T1">We have started the fib program</text:span></text:p>
          </table:table-cell>
        </table:table-row>
        <table:table-row>
          <table:table-cell table:style-name="Table2.A2" office:value-type="string">
            <text:p text:style-name="P4"><text:span text:style-name="T2">step <text:s/>27</text:span></text:p>
          </table:table-cell>
          <table:table-cell table:style-name="Table2.B2" office:value-type="string">
            <text:p text:style-name="P4"><text:span text:style-name="T2">Example of a clock alarm interrupt (alarm was set to a small number of steps in order for it to fire at any point during these short programs)</text:span></text:p>
          </table:table-cell>
        </table:table-row>
      </table:table>
      <text:p text:style-name="P1"><text:span text:style-name="T1"/></text:p>
      <text:p text:style-name="P2"><text:span text:style-name="T2"/></text:p>
      <text:p text:style-name="P2"><text:span text:style-name="T2">Process table entries:</text:span></text:p>
      <text:p text:style-name="P2"><text:span text:style-name="T2"/></text:p>
      <text:p text:style-name="P2"><text:span text:style-name="T2">Program begin in RAM</text:span></text:p>
      <text:p text:style-name="P2"><text:span text:style-name="T2">Program end in RAM</text:span></text:p>
      <text:p text:style-name="P2"><text:span text:style-name="T2">--blank--</text:span></text:p>
      <text:p text:style-name="P2"><text:span text:style-name="T2">%G0</text:span></text:p>
      <text:p text:style-name="P2"><text:span text:style-name="T2">%G1</text:span></text:p>
      <text:p text:style-name="P2"><text:span text:style-name="T2">%G2</text:span></text:p>
      <text:p text:style-name="P2"><text:span text:style-name="T2">%G3</text:span></text:p>
      <text:p text:style-name="P2"><text:span text:style-name="T2">%G4</text:span></text:p>
      <text:p text:style-name="P2"><text:span text:style-name="T2">%G5</text:span></text:p>
      <text:p text:style-name="P2"><text:span text:style-name="T2">%SP</text:span></text:p>
      <text:p text:style-name="P2"><text:span text:style-name="T2">%FP</text:span></text:p>
      <text:p text:style-name="P2"><text:span text:style-name="T2">Current address in program (default to start)</text:span></text:p>
      <text:p text:style-name="P2"><text:span text:style-name="T2">Pointer to next process table entry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i-Anne Hultum</meta:initial-creator>
    <meta:creation-date>2014-04-07T12:51:05</meta:creation-date>
    <dc:date>2014-04-07T13:14:15</dc:date>
    <dc:creator>Terri-Anne Hultum</dc:creator>
    <meta:editing-duration>PT8M</meta:editing-duration>
    <meta:editing-cycles>1</meta:editing-cycles>
    <meta:document-statistic meta:table-count="1" meta:image-count="0" meta:object-count="0" meta:page-count="1" meta:paragraph-count="41" meta:word-count="225" meta:character-count="1260" meta:non-whitespace-character-count="1073"/>
    <meta:generator>LibreOffice/3.6$Linux_X86_64 LibreOffice_project/360m1$Build-2</meta:generator>
  </office:meta>
</office:document-meta>
</file>